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Authentica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uthentic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Authenticator.authenticate( HandlerConfiguration configuration , Source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vletAuthenticator.logout( User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Authenticator.fillContext( Document context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